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11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11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11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11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1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Delhi</text:p>
          </table:table-cell>
          <table:table-cell table:style-name="Tableau1.A2" office:value-type="string">
            <text:p text:style-name="P11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1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11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11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11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11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1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0:17:40.890000000</meta:creation-date>
    <meta:editing-cycles>2</meta:editing-cycles>
    <meta:editing-duration>PT1M14S</meta:editing-duration>
    <dc:date>2019-11-20T00:18:53.125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